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50%" style:writing-mode="lr-tb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50%" style:writing-mode="lr-tb"/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margin-top="0cm" fo:margin-bottom="0cm" fo:line-height="150%"/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50%"/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top="0cm" fo:margin-bottom="0cm" fo:line-height="150%"/>
      <style:text-properties style:font-name="Verdana" fo:font-size="10pt" style:font-size-asian="10pt" style:font-size-complex="10pt"/>
    </style:style>
    <style:style style:name="P7" style:family="paragraph" style:parent-style-name="Text_20_body">
      <style:paragraph-properties fo:margin-top="0cm" fo:margin-bottom="0cm" fo:line-height="150%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cm" fo:line-height="150%"/>
    </style:style>
    <style:style style:name="P9" style:family="paragraph" style:parent-style-name="Preformatted_20_Text">
      <style:paragraph-properties fo:margin-top="0cm" fo:margin-bottom="0cm" fo:line-height="150%"/>
      <style:text-properties style:font-name="Verdana" fo:font-size="10pt" style:font-size-asian="10pt" style:font-size-complex="10pt"/>
    </style:style>
    <style:style style:name="P10" style:family="paragraph" style:parent-style-name="Heading_20_2">
      <style:paragraph-properties fo:margin-top="0cm" fo:margin-bottom="0cm" fo:line-height="150%"/>
      <style:text-properties style:font-name="Verdana"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Verdana"/>
    </style:style>
    <style:style style:name="T5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ERCICI 3</text:p>
      <text:p text:style-name="P6">Escriu un programa que compari dos arxius de text línia per línia. </text:p>
      <text:p text:style-name="P6">S'ha de llegir una línia de cada arxiu i comparar-les. Si aquestes no coincideixen, s'ha de mostrar <text:s/>el número de línia que falla i les dues línies que són diferents. El programa processarà totes les línies de l'arxiu. </text:p>
      <text:p text:style-name="P4">Fes servir els Readers / Writers (apartat 1.3. dels apunts) per a llegir i escriure en fitxer.</text:p>
      <text:h text:style-name="P10" text:outline-level="2"/>
      <text:p text:style-name="P6"/>
      <text:p text:style-name="P7">EXERCICI 4</text:p>
      <text:p text:style-name="P8"><text:span text:style-name="T5">Escriu un programa que realitza còpies de seguretat de tots els arxius d'un directori mitjançant la creació d'un nou subdirectori (del directori actual) anomenat </text:span><text:span text:style-name="Emphasis"><text:span text:style-name="T5">backUp0</text:span></text:span><text:span text:style-name="T5"> i copiant tots els arxius del directori actual al mateix. Els noms d'arxiu de les còpies són les mateixes que en el directori actual. </text:span></text:p>
      <text:p text:style-name="P8"><text:span text:style-name="T5">Si </text:span><text:span text:style-name="Emphasis"><text:span text:style-name="T5">backUp0</text:span></text:span><text:span text:style-name="T5"> ja existeix, a continuació, ha de crear </text:span><text:span text:style-name="Emphasis"><text:span text:style-name="T5">Backup1,</text:span></text:span><text:span text:style-name="T5"> i així successivament. </text:span></text:p>
      <text:p text:style-name="P6">Per tal de garantir el funcionament correcte per qualsevol tipus d'arxiu realitza la lectura i escriptura de fluxes orientada a byte. </text:p>
      <text:p text:style-name="P6">Utilitzeu el mètode :</text:p>
      <text:p text:style-name="P8"><text:span text:style-name="T5"><text:tab/>- </text:span><text:span text:style-name="Source_20_Text"><text:span text:style-name="T5">list()</text:span></text:span><text:span text:style-name="T5"> de la classe </text:span><text:span text:style-name="Source_20_Text"><text:span text:style-name="T5">File</text:span></text:span><text:span text:style-name="T5"> per obtenir una llista d'arxius i directoris.</text:span></text:p>
      <text:p text:style-name="P8"><text:span text:style-name="T5"><text:tab/>- </text:span><text:span text:style-name="Source_20_Text"><text:span text:style-name="T5">isFile()</text:span></text:span><text:span text:style-name="T5"> per determinar quins elements de la llista són <text:s/>arxius.</text:span></text:p>
      <text:p text:style-name="P8"><text:span text:style-name="T5"><text:tab/>- </text:span><text:span text:style-name="Source_20_Text"><text:span text:style-name="T5">mkdir()</text:span></text:span><text:span text:style-name="T5"> per crear el nou directori.</text:span></text:p>
      <text:p text:style-name="P8"><text:span text:style-name="T5"><text:s/>Si un arxiu no es pot llegir (</text:span><text:span text:style-name="Source_20_Text"><text:span text:style-name="T5">canRead()</text:span></text:span><text:span text:style-name="T5"> ), cal mostrar un missatge d'advertència i continuar. Executa el programa des de la línia de comandes. </text:span></text:p>
      <text:p text:style-name="P4">Fes servir la classe File (apartat 1.4.2. dels apunts)</text:p>
      <text:p text:style-name="P9"><text:s/></text:p>
      <text:p text:style-name="P9"/>
      <text:p text:style-name="P5">EXERCICI 5</text:p>
      <text:p text:style-name="P4">Donada una llista d'arxius, compta el número de línies i el número de caràcters de cada arxiu.</text:p>
      <text:p text:style-name="P4">El programa ha de <text:s/>mostrar per cada arxiu el nom, el número de línies i el número de caràcters. </text:p>
      <text:p text:style-name="P4">Si es produeix un error quan s'intenti llegir un d'aquests arxius s'ha d'imprimir un missatge d'error per aquest arxiu, però es continuarà processant la resta.</text:p>
      <text:p text:style-name="P4">Fes servir els Readers / Writers (apartat 1.3. dels apunts) per a llegir i escriure en fitxer.</text:p>
      <text:p text:style-name="P4">Fica la lista d'arxius a processar en un ArrayList i accedeix als seus noms recorrent la llista.</text:p>
      <text:p text:style-name="P4"/>
      <text:p text:style-name="P4"/>
      <text:p text:style-name="P5">EXERCICI 7</text:p>
      <text:p text:style-name="P4">Crear un programa que llegeixi un fitxer de text, per a cada caràcter guardarem les seves repeticions i guardarem un fitxer de sortida que contingui. Caracter, repeticions, percentatge. Fes servir els Readers / Writers (apartat 1.3. dels apunts) per a llegir i escriure en fitxer i un HashMap on guardar els caràcters llegits i les seves repeticions.</text:p>
      <text:p text:style-name="P5"><text:soft-page-break/>EXERCICI 8</text:p>
      <text:p text:style-name="P4">Crear un programa que donada una url, agafi tots els links que contingui i els guardi en un fitxer de text. En un <text:s/>altre fitxer guardarem totes les dades de la pàgina eliminant tots els tags que trobem. <text:s/></text:p>
      <text:p text:style-name="P4">Fes servir els Readers / Writers (apartat 1.3. dels apunts) per a llegir i escriure en fitxer</text:p>
      <text:p text:style-name="P4"/>
      <text:p text:style-name="P4"/>
      <text:p text:style-name="P5">EXERCICI 9</text:p>
      <text:p text:style-name="P4">Crear un programa que donat un directori ens mostri tots els fitxers i directoris que té per sota. Feu un mètode mostrarFitxersDirectoris() que serà el que fiqui en un ArrayList el nom dels arxius i directoris que trobi a més a més aquest mètode haurà de ser recursiu pel cas que dins un ddiirectori trobi un directori.</text:p>
      <text:p text:style-name="P4">Fes servir la classe File (apartat 1.4.2. dels apunt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 Sharp" style:font-size-asian="18pt" style:font-weight-asian="bold" style:font-name-complex="Lohit Devanagar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 Sharp1" style:font-size-asian="10pt" style:font-name-complex="Lohit Devanagari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WenQuanYi Zen Hei Sharp1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nes </meta:initial-creator>
    <meta:creation-date>2015-11-09T11:48:37</meta:creation-date>
    <dc:date>2015-11-09T12:28:58</dc:date>
    <dc:creator>gines </dc:creator>
    <meta:editing-duration>PT38M51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2" meta:paragraph-count="29" meta:word-count="504" meta:character-count="2919" meta:non-whitespace-character-count="2425"/>
  </office:meta>
</office:document-meta>
</file>